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i>a</mi>
                  <mo stretchy="false">∗</mo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i>b</mi>
                  <mo stretchy="false">∗</mo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o stretchy="false">+</mo>
                <mi>c</mi>
              </mrow>
              <mo stretchy="false">=</mo>
              <mrow>
                <mrow>
                  <mi>a</mi>
                  <mo stretchy="false">∗</mo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h</mi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i>b</mi>
                  <mo stretchy="false">∗</mo>
                  <mrow>
                    <mo fence="true" stretchy="false">(</mo>
                    <mrow>
                      <mrow>
                        <mi>x</mi>
                        <mo stretchy="false">−</mo>
                        <mi>h</mi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i>a</mi>
                  <mo stretchy="false">∗</mo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row>
                          <mn>2</mn>
                          <mo stretchy="false">∗</mo>
                          <mi>x</mi>
                          <mo stretchy="false">∗</mo>
                          <mi>h</mi>
                        </mrow>
                        <mo stretchy="false">+</mo>
                        <msup>
                          <mi>h</mi>
                          <mn>2</mn>
                        </msup>
                      </mrow>
                    </mrow>
                    <mo fence="true" stretchy="false">)</mo>
                  </mrow>
                </mrow>
                <mo stretchy="false">+</mo>
                <mrow>
                  <mi>b</mi>
                  <mo stretchy="false">∗</mo>
                  <mi>x</mi>
                </mrow>
                <mo stretchy="false">+</mo>
                <mrow>
                  <mi>b</mi>
                  <mo stretchy="false">∗</mo>
                  <mi>h</mi>
                </mrow>
                <mo stretchy="false">+</mo>
                <mi>c</mi>
              </mrow>
              <mo stretchy="false">=</mo>
              <mrow>
                <mrow>
                  <mi>a</mi>
                  <mo stretchy="false">∗</mo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row>
                          <mn>2</mn>
                          <mo stretchy="false">∗</mo>
                          <mi>x</mi>
                          <mo stretchy="false">∗</mo>
                          <mi>h</mi>
                        </mrow>
                        <mo stretchy="false">+</mo>
                        <msup>
                          <mi>h</mi>
                          <mn>2</mn>
                        </msup>
                      </mrow>
                    </mrow>
                    <mo fence="true" stretchy="false">)</mo>
                  </mrow>
                </mrow>
                <mo stretchy="false">+</mo>
                <mrow>
                  <mi>b</mi>
                  <mo stretchy="false">∗</mo>
                  <mi>x</mi>
                </mrow>
                <mo stretchy="false">−</mo>
                <mrow>
                  <mi>b</mi>
                  <mo stretchy="false">∗</mo>
                  <mi>h</mi>
                </mrow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i>a</mi>
                  <mo stretchy="false">∗</mo>
                  <msup>
                    <mi>x</mi>
                    <mn>2</mn>
                  </msup>
                </mrow>
                <mo stretchy="false">+</mo>
                <mrow>
                  <mn>2</mn>
                  <mo stretchy="false">∗</mo>
                  <mi>a</mi>
                  <mo stretchy="false">∗</mo>
                  <mi>x</mi>
                  <mo stretchy="false">∗</mo>
                  <mi>h</mi>
                </mrow>
                <mo stretchy="false">+</mo>
                <mrow>
                  <mi>a</mi>
                  <mo stretchy="false">∗</mo>
                  <msup>
                    <mi>h</mi>
                    <mn>2</mn>
                  </msup>
                </mrow>
                <mo stretchy="false">+</mo>
                <mrow>
                  <mi>b</mi>
                  <mo stretchy="false">∗</mo>
                  <mi>x</mi>
                </mrow>
                <mo stretchy="false">+</mo>
                <mrow>
                  <mi>b</mi>
                  <mo stretchy="false">∗</mo>
                  <mi>h</mi>
                </mrow>
                <mo stretchy="false">+</mo>
                <mi>c</mi>
              </mrow>
              <mo stretchy="false">=</mo>
              <mrow>
                <mrow>
                  <mi>a</mi>
                  <mo stretchy="false">∗</mo>
                  <msup>
                    <mi>x</mi>
                    <mn>2</mn>
                  </msup>
                </mrow>
                <mo stretchy="false">−</mo>
                <mrow>
                  <mn>2</mn>
                  <mo stretchy="false">∗</mo>
                  <mi>a</mi>
                  <mo stretchy="false">∗</mo>
                  <mi>x</mi>
                  <mo stretchy="false">∗</mo>
                  <mi>h</mi>
                </mrow>
                <mo stretchy="false">+</mo>
                <mrow>
                  <mi>a</mi>
                  <mo stretchy="false">∗</mo>
                  <msup>
                    <mi>h</mi>
                    <mn>2</mn>
                  </msup>
                </mrow>
                <mo stretchy="false">+</mo>
                <mrow>
                  <mi>b</mi>
                  <mo stretchy="false">∗</mo>
                  <mi>x</mi>
                </mrow>
                <mo stretchy="false">−</mo>
                <mrow>
                  <mi>b</mi>
                  <mo stretchy="false">∗</mo>
                  <mi>h</mi>
                </mrow>
                <mo stretchy="false">+</mo>
                <mi>c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n>2</mn>
                  <mo stretchy="false">∗</mo>
                  <mi>a</mi>
                  <mo stretchy="false">∗</mo>
                  <mi>x</mi>
                  <mo stretchy="false">∗</mo>
                  <mi>h</mi>
                </mrow>
                <mo stretchy="false">+</mo>
                <mrow>
                  <mi>b</mi>
                  <mo stretchy="false">∗</mo>
                  <mi>h</mi>
                </mrow>
              </mrow>
              <mo stretchy="false">=</mo>
              <mrow>
                <mrow>
                  <mrow>
                    <mo stretchy="false">−</mo>
                    <mn>2</mn>
                  </mrow>
                  <mo stretchy="false">∗</mo>
                  <mi>a</mi>
                  <mo stretchy="false">∗</mo>
                  <mi>x</mi>
                  <mo stretchy="false">∗</mo>
                  <mi>h</mi>
                </mrow>
                <mo stretchy="false">−</mo>
                <mrow>
                  <mi>b</mi>
                  <mo stretchy="false">∗</mo>
                  <mi>h</mi>
                </mrow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n>4</mn>
                  <mo stretchy="false">∗</mo>
                  <mi>a</mi>
                  <mo stretchy="false">∗</mo>
                  <mi>x</mi>
                  <mo stretchy="false">∗</mo>
                  <mi>h</mi>
                </mrow>
                <mo stretchy="false">+</mo>
                <mrow>
                  <mn>2</mn>
                  <mo stretchy="false">∗</mo>
                  <mi>b</mi>
                  <mo stretchy="false">∗</mo>
                  <mi>h</mi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n>2</mn>
                <mo stretchy="false">∗</mo>
                <mi>h</mi>
                <mo stretchy="false">∗</mo>
                <mrow>
                  <mo fence="true" stretchy="false">(</mo>
                  <mrow>
                    <mrow>
                      <mrow>
                        <mn>2</mn>
                        <mo stretchy="false">∗</mo>
                        <mi>a</mi>
                        <mo stretchy="false">∗</mo>
                        <mi>x</mi>
                      </mrow>
                      <mo stretchy="false">+</mo>
                      <mi>b</mi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n>2</mn>
                  <mo stretchy="false">∗</mo>
                  <mi>a</mi>
                  <mo stretchy="false">∗</mo>
                  <mi>x</mi>
                </mrow>
                <mo stretchy="false">+</mo>
                <mi>b</mi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n>2</mn>
                <mo stretchy="false">∗</mo>
                <mi>a</mi>
                <mo stretchy="false">∗</mo>
                <mi>x</mi>
              </mrow>
              <mo stretchy="false">=</mo>
              <mrow>
                <mo stretchy="false">−</mo>
                <mi>b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</mrow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i>,</mi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  <mi mathvariant="italic">cuando</mi>
            <mrow>
              <mi>h</mi>
              <mo stretchy="false">=</mo>
              <mn>0</mn>
            </mrow>
            <mi>o</mi>
            <mi mathvariant="italic">cuando</mi>
            <mrow>
              <mi>x</mi>
              <mo stretchy="false">=</mo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</mrow>
          </mrow>
        </mtd>
      </mtr>
      <mtr>
        <mtd>
          <mrow>
            <mi>y</mi>
            <mrow>
              <mi>x</mi>
              <mo stretchy="false">=</mo>
              <mfrac>
                <mrow>
                  <mo stretchy="false">−</mo>
                  <mi>b</mi>
                </mrow>
                <mrow>
                  <mn>2</mn>
                  <mo stretchy="false">∗</mo>
                  <mi>a</mi>
                </mrow>
              </mfrac>
            </mrow>
            <mi mathvariant="italic">es</mi>
            <mi mathvariant="italic">el</mi>
            <mi mathvariant="italic">vértice</mi>
            <mi mathvariant="italic">de</mi>
            <mi mathvariant="italic">la</mi>
            <mi mathvariant="italic">ecuación</mi>
            <mi mathvariant="italic">cuadrática</mi>
          </mrow>
        </mtd>
      </mtr>
    </mtable>
    <annotation encoding="StarMath 5.0">f( x+h )=f( x-h )
newline
newline
drarrow a*( x+h )^2+b*( x+h )+c=a*( x-h )^2+b*( x-h )+c
newline
newline
drarrow a*( x^2+2*x*h+h^2 )+b*x+b*h+c=a*( x^2-2*x*h+h^2 )+b*x-b*h+c
newline
newline
drarrow a*x^2+2*a*x*h+a*h^2 +b*x+b*h+c=a*x^2-2*a*x*h+a*h^2 +b*x-b*h+c
newline
newline
drarrow 2*a*x*h +b*h=-2*a*x*h -b*h
newline
newline
drarrow 4*a*x*h +2*b*h=0
newline
newline
drarrow 2*h*(2*a*x +b)=0
newline
newline
drarrow 2*a*x+b=0
newline
newline
drarrow 2*a*x=-b
newline
newline
drarrow x={-b} over { 2*a }
newline
newline
Por lo tanto, f( x+h )=f( x-h ) cuando h=0 o cuando x={-b} over { 2*a }
newline
y x={-b} over { 2*a } es el vértice de la ecuación cuadrátic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2:36:07.099422078</meta:creation-date>
    <dc:date>2016-04-03T12:41:43.828283267</dc:date>
    <meta:editing-duration>PT5M35S</meta:editing-duration>
    <meta:editing-cycles>2</meta:editing-cycles>
    <meta:generator>LibreOffice/5.0.5.2$Linux_X86_64 LibreOffice_project/00$Build-2</meta:generator>
  </office:meta>
</office:document-meta>
</file>